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9d5eb" officeooo:paragraph-rsid="0009d5eb" style:font-size-asian="22pt" style:language-asian="zh" style:country-asian="CN" style:font-weight-asian="bold" style:font-size-complex="22pt" style:font-weight-complex="bold"/>
    </style:style>
    <style:style style:name="P2" style:family="paragraph" style:parent-style-name="Standard">
      <style:text-properties fo:font-size="17.1000003814697pt" fo:font-weight="normal" officeooo:rsid="0009d5eb" officeooo:paragraph-rsid="0009d5eb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Standard">
      <style:text-properties fo:font-size="17.1000003814697pt" fo:font-weight="normal" officeooo:rsid="000b1767" officeooo:paragraph-rsid="000b1767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Standard">
      <style:text-properties fo:font-size="17.1000003814697pt" fo:font-weight="normal" officeooo:rsid="000bf114" officeooo:paragraph-rsid="000bf114" style:font-size-asian="15pt" style:language-asian="zh" style:country-asian="CN" style:font-weight-asian="normal" style:font-size-complex="17.1000003814697pt" style:font-weight-complex="normal"/>
    </style:style>
    <style:style style:name="P5" style:family="paragraph" style:parent-style-name="Standard">
      <style:text-properties fo:font-size="17.1000003814697pt" fo:font-weight="normal" officeooo:rsid="000c969a" officeooo:paragraph-rsid="000c969a" style:font-size-asian="15pt" style:language-asian="zh" style:country-asian="CN" style:font-weight-asian="normal" style:font-size-complex="17.100000381469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位运算符</text:p>
      <text:p text:style-name="P2">&lt;&lt; <text:s text:c="2"/>&gt;&gt; <text:s text:c="2"/>&gt;&gt;&gt; <text:s text:c="3"/>&amp; <text:s text:c="4"/>| <text:s text:c="2"/>^</text:p>
      <text:p text:style-name="P2">&lt;&lt;将参与运算的二进制数据向左移动，在低位产生的空位用0来做补齐</text:p>
      <text:p text:style-name="P3">&gt;&gt;将参与运算的二进制数据向右移动，在高位产生的空位如果高位是0那么就用0来做补齐，如果最高位是1就用1来补齐，也就是说左移是带着符号位移动</text:p>
      <text:p text:style-name="P4">&gt;&gt;&gt;无符号右移，将参与运算的数据向右移动，在高位所产生的空位0补齐</text:p>
      <text:p text:style-name="P5"><text:s text:c="18"/>int a=2;</text:p>
      <text:p text:style-name="P5"><text:s text:c="13"/>//把a的二进制值左移两位</text:p>
      <text:p text:style-name="P5"><text:s text:c="13"/>//如何把2用最高的效率变成8，答案是左移2位</text:p>
      <text:p text:style-name="P5"><text:s text:c="13"/>System.out.println(a&lt;&lt;2);</text:p>
      <text:p text:style-name="P5"><text:tab/><text:tab/> <text:s text:c="4"/>int b=-3;</text:p>
      <text:p text:style-name="P5"><text:tab/><text:tab/> <text:s text:c="4"/>//把b变量的值右移3位</text:p>
      <text:p text:style-name="P5"><text:tab/><text:tab/> <text:s text:c="4"/>System.out.println(b&gt;&gt;3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0S</meta:editing-duration>
    <meta:editing-cycles>3</meta:editing-cycles>
    <meta:generator>LibreOffice/5.3.0.3$Windows_X86_64 LibreOffice_project/7074905676c47b82bbcfbea1aeefc84afe1c50e1</meta:generator>
    <dc:date>2018-01-14T19:52:57.331000000</dc:date>
    <meta:document-statistic meta:table-count="0" meta:image-count="0" meta:object-count="0" meta:page-count="1" meta:paragraph-count="12" meta:word-count="194" meta:character-count="363" meta:non-whitespace-character-count="265"/>
    <meta:user-defined meta:name="Info 1"/>
    <meta:user-defined meta:name="Info 2"/>
    <meta:user-defined meta:name="Info 3"/>
    <meta:user-defined meta:name="Info 4"/>
  </office:meta>
</office:document-meta>
</file>